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6220" officeooo:paragraph-rsid="00186220"/>
    </style:style>
    <style:style style:name="P2" style:family="paragraph" style:parent-style-name="Standard">
      <style:text-properties officeooo:rsid="00189e15" officeooo:paragraph-rsid="00189e15"/>
    </style:style>
    <style:style style:name="P3" style:family="paragraph" style:parent-style-name="Standard">
      <style:text-properties officeooo:rsid="001a0f6b" officeooo:paragraph-rsid="001a0f6b"/>
    </style:style>
    <style:style style:name="P4" style:family="paragraph" style:parent-style-name="Standard">
      <style:text-properties officeooo:rsid="001b577d" officeooo:paragraph-rsid="001b577d"/>
    </style:style>
    <style:style style:name="P5" style:family="paragraph" style:parent-style-name="Standard">
      <style:text-properties officeooo:rsid="001cf012" officeooo:paragraph-rsid="001cf0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isx47946514@i15 ldap_projecte]$ openssl req -new -x509 -nodes -keyout cakey.pem -out cacert.pem</text:p>
      <text:p text:style-name="P1">Generating a 2048 bit RSA private key</text:p>
      <text:p text:style-name="P1">...............+++</text:p>
      <text:p text:style-name="P1">...........................................+++</text:p>
      <text:p text:style-name="P1">writing new private key to 'cakey.pem'</text:p>
      <text:p text:style-name="P1">-----</text:p>
      <text:p text:style-name="P1">You are about to be asked to enter information that will be incorporated</text:p>
      <text:p text:style-name="P1">into your certificate request.</text:p>
      <text:p text:style-name="P1">What you are about to enter is what is called a Distinguished Name or a DN.</text:p>
      <text:p text:style-name="P1">There are quite a few fields but you can leave some blank</text:p>
      <text:p text:style-name="P1">For some fields there will be a default value,</text:p>
      <text:p text:style-name="P1">If you enter '.', the field will be left blank.</text:p>
      <text:p text:style-name="P1">-----</text:p>
      <text:p text:style-name="P1">Country Name (2 letter code) [XX]:BA</text:p>
      <text:p text:style-name="P1">State or Province Name (full name) []:ES</text:p>
      <text:p text:style-name="P1">Locality Name (eg, city) [Default City]:BA</text:p>
      <text:p text:style-name="P1">Organization Name (eg, company) [Default Company Ltd]:EDT Co. <text:s text:c="4"/></text:p>
      <text:p text:style-name="P1">Organizational Unit Name (eg, section) []:LDAP</text:p>
      <text:p text:style-name="P1">Common Name (eg, your name or your server's hostname) []:www.edt.org</text:p>
      <text:p text:style-name="P1">Email Address []:<text:a xlink:type="simple" xlink:href="mailto:edt@edt.org" text:style-name="Internet_20_link" text:visited-style-name="Visited_20_Internet_20_Link">edt@edt.org</text:a></text:p>
      <text:p text:style-name="P1"/>
      <text:p text:style-name="P2">[isx47946514@i15 ldap_projecte]$ openssl req -new -x509 -nodes -keyout serverkey.pem -out servercert.pem</text:p>
      <text:p text:style-name="P2">Generating a 2048 bit RSA private key</text:p>
      <text:p text:style-name="P2">...........+++</text:p>
      <text:p text:style-name="P2">...............................+++</text:p>
      <text:p text:style-name="P2">writing new private key to 'serverkey.pem'</text:p>
      <text:p text:style-name="P2">-----</text:p>
      <text:p text:style-name="P2">You are about to be asked to enter information that will be incorporated</text:p>
      <text:p text:style-name="P2">into your certificate request.</text:p>
      <text:p text:style-name="P2">What you are about to enter is what is called a Distinguished Name or a DN.</text:p>
      <text:p text:style-name="P2">There are quite a few fields but you can leave some blank</text:p>
      <text:p text:style-name="P2">For some fields there will be a default value,</text:p>
      <text:p text:style-name="P2">If you enter '.', the field will be left blank.</text:p>
      <text:p text:style-name="P2">-----</text:p>
      <text:p text:style-name="P2">Country Name (2 letter code) [XX]:BA</text:p>
      <text:p text:style-name="P2">State or Province Name (full name) []:ES</text:p>
      <text:p text:style-name="P2">Locality Name (eg, city) [Default City]:BA</text:p>
      <text:p text:style-name="P2">Organization Name (eg, company) [Default Company Ltd]:LDAPServer Co.</text:p>
      <text:p text:style-name="P2">Organizational Unit Name (eg, section) []:LDAPServer</text:p>
      <text:p text:style-name="P2">Common Name (eg, your name or your server's hostname) []:www.ldapserver.com^[[ <text:s text:c="8"/></text:p>
      <text:p text:style-name="P2">Email Address []:<text:a xlink:type="simple" xlink:href="mailto:ldapserver@edt.org" text:style-name="Internet_20_link" text:visited-style-name="Visited_20_Internet_20_Link">ldapserver@edt.org</text:a></text:p>
      <text:p text:style-name="P2"/>
      <text:p text:style-name="P3">[isx47946514@i15 ldap_projecte]$ openssl genrsa -out serverkeyca.pem 2048</text:p>
      <text:p text:style-name="P3">Generating RSA private key, 2048 bit long modulus</text:p>
      <text:p text:style-name="P3">.......................................+++</text:p>
      <text:p text:style-name="P3">..........................................................................................................................+++</text:p>
      <text:p text:style-name="P3">e is 65537 (0x10001)</text:p>
      <text:p text:style-name="P3"/>
      <text:p text:style-name="P4"><text:soft-page-break/>[isx47946514@i15 ldap_projecte]$ openssl req -new -key serverkeyca.pem -out serverreq.pem</text:p>
      <text:p text:style-name="P4">You are about to be asked to enter information that will be incorporated</text:p>
      <text:p text:style-name="P4">into your certificate request.</text:p>
      <text:p text:style-name="P4">What you are about to enter is what is called a Distinguished Name or a DN.</text:p>
      <text:p text:style-name="P4">There are quite a few fields but you can leave some blank</text:p>
      <text:p text:style-name="P4">For some fields there will be a default value,</text:p>
      <text:p text:style-name="P4">If you enter '.', the field will be left blank.</text:p>
      <text:p text:style-name="P4">-----</text:p>
      <text:p text:style-name="P4">Country Name (2 letter code) [XX]:BA</text:p>
      <text:p text:style-name="P4">State or Province Name (full name) []:ES</text:p>
      <text:p text:style-name="P4">Locality Name (eg, city) [Default City]:BA</text:p>
      <text:p text:style-name="P4">Organization Name (eg, company) [Default Company Ltd]:LDAP Co.ç</text:p>
      <text:p text:style-name="P4">Organizational Unit Name (eg, section) []:LDAPadmin</text:p>
      <text:p text:style-name="P4">Common Name (eg, your name or your server's hostname) []:www.ldapadmin.org</text:p>
      <text:p text:style-name="P4">Email Address []:ldapadmin@edt.org</text:p>
      <text:p text:style-name="P4"/>
      <text:p text:style-name="P4">Please enter the following 'extra' attributes</text:p>
      <text:p text:style-name="P4">to be sent with your certificate request</text:p>
      <text:p text:style-name="P4">A challenge password []:jupiter</text:p>
      <text:p text:style-name="P4">An optional company name []:jupiter</text:p>
      <text:p text:style-name="P4"/>
      <text:p text:style-name="P5">[isx47946514@i15 ldap_projecte]$ openssl x509 -CA cacert.pem -CAkey cakey.pem -req -in serverreq.pem -days 365 -sha256 -CAcreateserial -out servercertca.pem </text:p>
      <text:p text:style-name="P5">Signature ok</text:p>
      <text:p text:style-name="P5">subject=/C=BA/ST=ES/L=BA/O=LDAP Co.\xC3\x83\xC2\xA7/OU=LDAPadmin/CN=www.ldapadmin.org/emailAddress=ldapadmin@edt.org</text:p>
      <text:p text:style-name="P5">Getting CA Private 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9:38:06.086863832</meta:creation-date>
    <dc:date>2017-04-27T09:45:07.788714890</dc:date>
    <meta:editing-duration>PT6M59S</meta:editing-duration>
    <meta:editing-cycles>5</meta:editing-cycles>
    <meta:generator>LibreOffice/5.1.5.2$Linux_X86_64 LibreOffice_project/10$Build-2</meta:generator>
    <meta:document-statistic meta:table-count="0" meta:image-count="0" meta:object-count="0" meta:page-count="2" meta:paragraph-count="68" meta:word-count="464" meta:character-count="3354" meta:non-whitespace-character-count="2943"/>
  </office:meta>
</office:document-meta>
</file>